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d989" officeooo:paragraph-rsid="001bd989"/>
    </style:style>
    <style:style style:name="P2" style:family="paragraph" style:parent-style-name="Heading_20_4">
      <style:text-properties fo:font-variant="normal" fo:text-transform="none" fo:color="#000000" style:font-name="Arial" fo:font-size="21pt" fo:letter-spacing="normal" fo:font-style="normal" fo:font-weight="bold"/>
    </style:style>
    <style:style style:name="P3" style:family="paragraph" style:parent-style-name="Heading_20_4">
      <style:text-properties fo:font-variant="normal" fo:text-transform="none" fo:color="#000000" style:font-name="Arial" fo:font-size="21pt" fo:letter-spacing="normal" fo:font-style="normal" fo:font-weight="bold" officeooo:rsid="001bd989" officeooo:paragraph-rsid="001bd9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4">Which of the following can be used to run unit tests in Angular?</text:h>
      <text:p text:style-name="P1">Karma</text:p>
      <text:p text:style-name="P1"/>
      <text:h text:style-name="P3" text:outline-level="4">Which of the following can be used to run end-to-end tests in Angular?</text:h>
      <text:p text:style-name="P1">Protractor</text:p>
      <text:h text:style-name="P3" text:outline-level="4">Test doubles are needed when writing which of the following?</text:h>
      <text:p text:style-name="P1">UnitTesting</text:p>
      <text:h text:style-name="P3" text:outline-level="4">Which of the following will need Angular testing utilities for unit testing?</text:h>
      <text:p text:style-name="P1">Components</text:p>
      <text:h text:style-name="P3" text:outline-level="4">Which of the following utility is used to create an Angular testing module which can be used to create module environment for the class one wants to test?</text:h>
      <text:p text:style-name="P1">TestBed</text:p>
      <text:h text:style-name="P3" text:outline-level="4">It is recommended to write isolated unit tests for which of the following?</text:h>
      <text:p text:style-name="P1">Services </text:p>
      <text:p text:style-name="P1">Pipes</text:p>
      <text:h text:style-name="P3" text:outline-level="4">Karma test runner requires tests to be written with file having extension such as which of the following?</text:h>
      <text:p text:style-name="P1">.Spec.ts</text:p>
      <text:h text:style-name="P3" text:outline-level="4"><text:soft-page-break/>Which of the following TestBed method is used to create an Angular testing module which is used for creating module environment for testing the class?</text:h>
      <text:p text:style-name="P1">Configure TestingModule</text:p>
      <text:h text:style-name="P3" text:outline-level="4">Which of the following TestBed method is used to create an Angular component under test?</text:h>
      <text:p text:style-name="P1">CreateComponent</text:p>
      <text:h text:style-name="P3" text:outline-level="4">It is OK to re-configure TestBed after calling createComponent API on TestBed.</text:h>
      <text:p text:style-name="P1">Fals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4:25:43.759000000</meta:creation-date>
    <dc:date>2018-07-10T17:13:51.486000000</dc:date>
    <meta:editing-duration>PT1H7M46S</meta:editing-duration>
    <meta:editing-cycles>1</meta:editing-cycles>
    <meta:document-statistic meta:table-count="0" meta:image-count="0" meta:object-count="0" meta:page-count="2" meta:paragraph-count="21" meta:word-count="171" meta:character-count="1027" meta:non-whitespace-character-count="876"/>
    <meta:generator>LibreOffice/5.3.2.2$Windows_X86_64 LibreOffice_project/6cd4f1ef626f15116896b1d8e1398b56da0d0ee1</meta:generator>
  </office:meta>
</office:document-meta>
</file>